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text-properties style:font-name="Arial" fo:font-size="9pt" style:font-size-asian="9pt" style:language-asian="ru" style:country-asian="RU" style:font-name-complex="Arial" style:font-size-complex="9pt"/>
    </style:style>
    <style:style style:name="P2" style:family="paragraph" style:parent-style-name="Standard" style:list-style-name="WW8Num1"/>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top="0in" fo:margin-bottom="0.0835in" loext:contextual-spacing="false"/>
    </style:style>
    <style:style style:name="P5" style:family="paragraph" style:parent-style-name="Standard" style:list-style-name="WW8Num4">
      <style:paragraph-properties fo:margin-top="0in" fo:margin-bottom="0.0835in" loext:contextual-spacing="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margin-top="0in" fo:margin-bottom="0.1665in" loext:contextual-spacing="false" style:text-autospace="none"/>
    </style:style>
    <style:style style:name="P9" style:family="paragraph" style:parent-style-name="Heading_20_1">
      <style:paragraph-properties fo:keep-with-next="auto" style:text-autospace="none"/>
    </style:style>
    <style:style style:name="P10" style:family="paragraph" style:parent-style-name="Text_20_body_20_indent" style:list-style-name="WW8Num9"/>
    <style:style style:name="P11" style:family="paragraph" style:parent-style-name="Subtitle" style:master-page-name="Standard">
      <style:paragraph-properties style:page-number="auto"/>
    </style:style>
    <style:style style:name="P12" style:family="paragraph" style:parent-style-name="Body_20_Text_20_Indent_20_2">
      <style:paragraph-properties fo:margin-left="0in" fo:margin-right="0in" fo:text-indent="0in" style:auto-text-indent="fals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language-asian="ru" style:country-asian="RU" style:font-style-asian="italic" style:font-name-complex="Arial" style:font-size-complex="9pt"/>
    </style:style>
    <style:style style:name="T4" style:family="text">
      <style:text-properties style:font-name="Arial" fo:font-size="9pt" style:font-size-asian="9pt" style:language-asian="ru" style:country-asian="RU" style:font-name-complex="Arial" style:font-size-complex="9pt"/>
    </style:style>
    <style:style style:name="T5" style:family="text">
      <style:text-properties style:language-asian="ru" style:country-asian="RU" style:font-name-complex="Arial" style:font-size-complex="9pt"/>
    </style:style>
    <style:style style:name="T6" style:family="text">
      <style:text-properties fo:font-weight="bold" style:font-weight-asian="bold" style:font-weight-complex="bold"/>
    </style:style>
    <style:style style:name="T7" style:family="text">
      <style:text-properties fo:font-weight="bold" style:font-weight-asian="bold" style:font-size-complex="8.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PSC 335</text:p>
      <text:p text:style-name="Subtitle">Assignment 4: Compression and Huffman Coding</text:p>
      <text:p text:style-name="Subtitle"/>
      <text:h text:style-name="Heading_20_1" text:outline-level="1"/>
      <text:h text:style-name="Heading_20_1" text:outline-level="1">Introduction </text:h>
      <text:p text:style-name="Standard">Compression algorithms are essential for many areas, including networks, data transmission, databases, computer graphics, image processing, etc. (see textbook). The purpose of this assignment is to implement the Huffman coding algorithm for text compression. For simplicity, you may assume that all the data is stored in a single file. </text:p>
      <text:p text:style-name="Standard"/>
      <text:h text:style-name="Heading_20_1" text:outline-level="1">Program </text:h>
      <text:p text:style-name="P4">Write a program that compresses the text using Huffman coding algorithm described in your textbook. For implementation, you can use ANY of the following data structures to implement the priority queue: <text:s/>a singly linked list, a doubly-linked list (i.e. bottom-up approach), a top-down recursive approach or a heap. Frequencies of occurrence of each character can be determined beforehand by preprocessing the given file and counting occurrence of each character. File can contain and combination of ASCII characters. </text:p>
      <text:p text:style-name="P4">Your program should do the following: </text:p>
      <text:list xml:id="list4205925681822920817" text:style-name="WW8Num4">
        <text:list-item>
          <text:p text:style-name="P5">Take the following two parameters from the command line: the name of the file to compress <text:span text:style-name="T2">input_file</text:span> and the name of the compressed file <text:span text:style-name="T2">output_file</text:span>. The program should be named <text:span text:style-name="T2">as4</text:span>. </text:p>
        </text:list-item>
        <text:list-item>
          <text:p text:style-name="P5">A file containing about 10,000 English words <text:span text:style-name="T2">wordsALL.txt </text:span><text:s/>is posted on Course website. A short sample test file <text:span text:style-name="T2">test_asmt4</text:span> is posted as well. You can use these files to test your program, or you may create your own data set. </text:p>
        </text:list-item>
        <text:list-item>
          <text:p text:style-name="P5">Apply Huffman coding algorithm to individual characters.</text:p>
        </text:list-item>
      </text:list>
      <text:p text:style-name="P1"/>
      <text:list xml:id="list140148710172949" text:continue-numbering="true" text:style-name="WW8Num4">
        <text:list-item>
          <text:p text:style-name="P5"><text:span text:style-name="T5">Use specified format for the output file described in details in companion document posted on the web site: </text:span><text:span text:style-name="T3">huffmann335.doc</text:span><text:span text:style-name="T1"> </text:span></text:p>
        </text:list-item>
      </text:list>
      <text:p text:style-name="P12">Written Report</text:p>
      <text:p text:style-name="Standard">Type and submit an <text:span text:style-name="T6">electronic report</text:span> (1-2 pages) that includes answers to the following questions: </text:p>
      <text:list xml:id="list2336729668357959557" text:style-name="WW8Num9">
        <text:list-item>
          <text:p text:style-name="P10">Which method for priority queue implementation you selected and why?</text:p>
        </text:list-item>
        <text:list-item>
          <text:p text:style-name="P10">What is the average height of your Huffman tree? Answer utilizing experimental results for two input files of your choice.</text:p>
        </text:list-item>
        <text:list-item>
          <text:p text:style-name="P10">Compare run time, memory requirements and compression rates for given file <text:span text:style-name="T2">test_asmt4</text:span> of your Huffman coding algorithm implementation. Support your answer with experimental data.</text:p>
        </text:list-item>
      </text:list>
      <text:p text:style-name="P6"/>
      <text:p text:style-name="P3">Bonus</text:p>
      <text:list xml:id="list6669235961834923382" text:style-name="WW8Num1">
        <text:list-item>
          <text:p text:style-name="P2">Implement <text:span text:style-name="T2">adaptive</text:span> Huffman coding algorithm (2 points)</text:p>
        </text:list-item>
      </text:list>
      <text:p text:style-name="P7"/>
      <text:p text:style-name="P3"/>
      <text:p text:style-name="P3"/>
      <text:p text:style-name="P3"><text:soft-page-break/>Hand in </text:p>
      <text:p text:style-name="P8"><text:span text:style-name="T6">Submit your source code and the electronic report via e-mail to your TAs </text:span><text:span text:style-name="T7">by the assignment due date</text:span>. </text:p>
      <text:h text:style-name="Heading_20_1" text:outline-level="1">Marking </text:h>
      <text:p text:style-name="P4">Assignment grades will be based on the two submitted components as described on the cover/grading sheet. </text:p>
      <text:h text:style-name="P9" text:outline-level="1">Collaboration </text:h>
      <text:p text:style-name="Standard">The assignment must be done individually so everything that you hand in must be your original work, except for the code copied from the text. When someone else's code is used like this, you must acknowledge the source explicitly. Copying another student's work is academic misconduct. Contact your TA if you have problems getting your code to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Subtitle" style:family="paragraph" style:parent-style-name="Standard" style:next-style-name="Text_20_body" style:class="chapter">
      <style:paragraph-properties fo:text-align="center" style:justify-single-word="false"/>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5in" fo:margin-right="0in" fo:text-indent="-0.25in" style:auto-text-indent="false"/>
    </style:style>
    <style:style style:name="Body_20_Text_20_Indent_20_2" style:display-name="Body Text Indent 2" style:family="paragraph" style:parent-style-name="Standard">
      <style:paragraph-properties fo:margin-left="1in" fo:margin-right="0in" fo:margin-top="0in" fo:margin-bottom="0.083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tyle="italic" style:font-style-asian="italic"/>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SC 331 Fall 2002</dc:title>
    <meta:initial-creator>marina</meta:initial-creator>
    <meta:creation-date>2013-03-17T22:24:00</meta:creation-date>
    <dc:creator>Marina Gavrilova</dc:creator>
    <dc:date>2016-03-13T14:53:00</dc:date>
    <meta:print-date>2003-02-14T15:44:00</meta:print-date>
    <meta:editing-cycles>4</meta:editing-cycles>
    <meta:document-statistic meta:table-count="0" meta:image-count="0" meta:object-count="0" meta:page-count="2" meta:paragraph-count="24" meta:word-count="422" meta:character-count="2693" meta:non-whitespace-character-count="2286"/>
    <meta:generator>LibreOffice/5.0.5.2$Linux_X86_64 LibreOffice_project/00m0$Build-2</meta:generator>
  </office:meta>
</office:document-meta>
</file>